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1.245cm" fo:margin-right="0cm" fo:text-align="start" fo:text-indent="0cm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paragraph-properties fo:margin-left="1.245cm" fo:margin-right="0cm" fo:text-indent="0cm"/>
    </style:style>
    <style:style style:name="P8" style:family="paragraph">
      <style:paragraph-properties fo:margin-left="2.491cm" fo:margin-right="0cm" fo:text-indent="0cm"/>
    </style:style>
    <style:style style:name="P9" style:family="paragraph">
      <style:paragraph-properties fo:margin-left="1.245cm" fo:margin-right="0cm" fo:text-indent="0cm"/>
      <style:text-properties style:font-name="FreeMono"/>
    </style:style>
    <style:style style:name="P10" style:family="paragraph">
      <style:paragraph-properties fo:margin-left="2.491cm" fo:margin-right="0cm" fo:text-indent="0cm"/>
      <style:text-properties style:font-name="FreeMono"/>
    </style:style>
    <style:style style:name="P11" style:family="paragraph">
      <style:paragraph-properties fo:margin-left="3.736cm" fo:margin-right="0cm" fo:text-indent="0cm"/>
      <style:text-properties style:font-name="FreeMono"/>
    </style:style>
    <style:style style:name="P12" style:family="paragraph">
      <style:paragraph-properties fo:margin-left="4.981cm" fo:margin-right="0cm" fo:text-indent="0cm"/>
      <style:text-properties style:font-name="FreeMono"/>
    </style:style>
    <style:style style:name="P13" style:family="paragraph">
      <style:text-properties style:font-name="Courier New" fo:font-weight="normal" style:font-weight-asian="normal" style:font-weight-complex="normal"/>
    </style:style>
    <style:style style:name="P14" style:family="paragraph">
      <style:paragraph-properties fo:margin-left="1.245cm" fo:margin-right="0cm" fo:text-indent="0cm"/>
      <style:text-properties style:font-name="Courier New"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style:font-name="Courier New"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style:font-name="Courier New"/>
    </style:style>
    <style:style style:name="P17" style:family="paragraph">
      <style:paragraph-properties fo:margin-left="1.245cm" fo:margin-right="0cm" fo:text-indent="0cm"/>
      <style:text-properties style:font-name="Courier New"/>
    </style:style>
    <style:style style:name="P18" style:family="paragraph">
      <style:paragraph-properties fo:margin-left="2.491cm" fo:margin-right="0cm" fo:text-indent="0cm"/>
      <style:text-properties style:font-name="Courier New"/>
    </style:style>
    <style:style style:name="P19" style:family="paragraph">
      <style:paragraph-properties fo:margin-left="3.736cm" fo:margin-right="0cm" fo:text-indent="0cm"/>
      <style:text-properties style:font-name="Courier New"/>
    </style:style>
    <style:style style:name="P20" style:family="paragraph">
      <style:text-properties style:font-name="Courier New"/>
    </style:style>
    <style:style style:name="P21" style:family="paragraph">
      <style:text-properties style:font-name="Liberation Mono"/>
    </style:style>
    <style:style style:name="P22" style:family="paragraph">
      <style:paragraph-properties fo:margin-left="2.491cm" fo:margin-right="0cm" fo:text-indent="0cm"/>
      <style:text-properties style:font-name="Courier New" fo:font-weight="normal" style:font-weight-asian="normal" style:font-weight-complex="normal"/>
    </style:style>
    <style:style style:name="P23" style:family="paragraph">
      <style:paragraph-properties fo:margin-left="4.981cm" fo:margin-right="0cm" fo:text-indent="0cm"/>
      <style:text-properties style:font-name="Courier New" fo:font-weight="normal" style:font-weight-asian="normal" style:font-weight-complex="normal"/>
    </style:style>
    <style:style style:name="P24" style:family="paragraph">
      <style:paragraph-properties fo:margin-left="0cm" fo:margin-right="0cm" fo:text-indent="0cm"/>
      <style:text-properties style:font-name="Courier New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FreeMono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Liberation Sans1"/>
    </style:style>
    <style:style style:name="T7" style:family="text">
      <style:text-properties style:font-name="Courier New"/>
    </style:style>
    <style:style style:name="T8" style:family="text">
      <style:text-properties style:font-name="Liberation Mono"/>
    </style:style>
    <style:style style:name="T9" style:family="text">
      <style:text-properties style:font-name="Courier New" fo:font-size="54pt" fo:font-weight="normal" style:font-size-asian="54pt" style:font-weight-asian="normal" style:font-size-complex="54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Courier New" fo:font-size="24pt" style:font-size-asian="24pt" style:font-size-complex="24pt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Junit</text:span></text:p>
            <text:p><text:span text:style-name="T1"/></text:p>
            <text:p><text:span text:style-name="T2"/></text:p>
            <text:p><text:span text:style-name="T3">14.-15.4.2016</text:span></text:p>
            <text:p><text:span text:style-name="T2"/></text:p>
            <text:p><text:span text:style-name="T2">Ján Švantner</text:span></text:p>
            <text:p><text:span text:style-name="T2">CII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Unit Testing in General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otivations</text:p>
                <text:list>
                  <text:list-item>
                    <text:p>Whitebox testing</text:p>
                  </text:list-item>
                  <text:list-item>
                    <text:p>Divide &amp; Conquer</text:p>
                  </text:list-item>
                </text:list>
              </text:list-item>
              <text:list-item>
                <text:p>Problems</text:p>
                <text:list>
                  <text:list-item>
                    <text:p>Testing of DB</text:p>
                  </text:list-item>
                  <text:list-item>
                    <text:p>Testing of Frontend</text:p>
                  </text:list-item>
                  <text:list-item>
                    <text:p>Mocking of the return values can be complex</text:p>
                  </text:list-item>
                </text:list>
              </text:list-item>
              <text:list-item>
                <text:p>Notes</text:p>
                <text:list>
                  <text:list-item>
                    <text:p>Independence of tests</text:p>
                  </text:list-item>
                  <text:list-item>
                    <text:p>Test Pyramid</text:p>
                  </text:list-item>
                  <text:list-item>
                    <text:p>Execution time</text:p>
                  </text:list-item>
                  <text:list-item>
                    <text:p>Test coverage</text:p>
                  </text:list-item>
                  <text:list-item>
                    <text:p>Maintain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ommon Annotations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2">@Test</text:p>
            <text:p text:style-name="P2">@Before</text:p>
            <text:p text:style-name="P2">@BeforeClass</text:p>
            <text:p text:style-name="P2">@After</text:p>
            <text:p text:style-name="P2">@AfterClass</text:p>
            <text:p text:style-name="P2">@Ignore</text:p>
            <text:p text:style-name="P2">@SuiteName</text:p>
            <text:p text:style-name="P2">@Test(timeout=500)</text:p>
            <text:p text:style-name="P2">- test will fail after timeout</text:p>
            <text:p text:style-name="P2">@Test(expected=IllegalArgumentException.class)</text:p>
            <text:p text:style-name="P2">- test expects an exception to be thrown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Order 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4">What is order of execution?</text:p>
              </text:list-item>
            </text:list>
            <text:p text:style-name="P5">@Before</text:p>
            <text:p text:style-name="P5">@BeforeClass</text:p>
            <text:p text:style-name="P5">@After</text:p>
            <text:p text:style-name="P5">@AfterClass</text:p>
            <text:p text:style-name="P5"/>
            <text:list text:continue-numbering="true" text:style-name="L2">
              <text:list-item>
                <text:p text:style-name="P2">Inheritance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est ord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@FixMethodOrder(MethodSorters.JVM): </text:p>
                <text:list>
                  <text:list-item>
                    <text:p>Leaves the test methods in the order returned by the JVM. This order may vary from run to run.</text:p>
                  </text:list-item>
                </text:list>
              </text:list-item>
              <text:list-item>
                <text:p>@FixMethodOrder(MethodSorters.NAME_ASCENDING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-testin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@Test (expected= IndexOutOfBoundsException.class)</text:p>
              </text:list-item>
              <text:list-item>
                <text:p>Try / catch idiom:</text:p>
              </text:list-item>
            </text:list>
            <text:p text:style-name="P7"><text:span text:style-name="T4">try {</text:span></text:p>
            <text:p text:style-name="P8"><text:span text:style-name="T4">testedMethodWhichShouldThrowAnExcepion();</text:span></text:p>
            <text:p text:style-name="P8"><text:span text:style-name="T4">fail("Expected exception to be thrown");</text:span></text:p>
            <text:p text:style-name="P7"><text:span text:style-name="T4">} catch (Exception e) {</text:span></text:p>
            <text:p text:style-name="P8"><text:span text:style-name="T4">assertThat(e.getMessage(), is(„message"));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arametrized Tests</text:p>
          </draw:text-box>
        </draw:frame>
        <draw:frame presentation:style-name="pr4" draw:text-style-name="P10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 text:style-name="P9"><text:span text:style-name="T4">@RunWith(Parameterized.class)</text:span></text:p>
              </text:list-header>
            </text:list>
            <text:p text:style-name="P10"><text:span text:style-name="T4">public class FibonacciTest {</text:span></text:p>
            <text:p text:style-name="P11"><text:span text:style-name="T4">@Parameters</text:span></text:p>
            <text:p text:style-name="P11"><text:span text:style-name="T4">public static Collection&lt;Object[]&gt; data() {</text:span></text:p>
            <text:p text:style-name="P12"><text:span text:style-name="T4">return Arrays.asList(new Object[][] { { 0, 0 }, { 1, 1 }, { 2, 1 }, { 3, 2 }, { 4, 3 }, { 5, 5 },{ 6, 8 } });</text:span></text:p>
            <text:p text:style-name="P11"><text:span text:style-name="T4">}</text:span></text:p>
            <text:p text:style-name="P11"><text:span text:style-name="T4">@Parameter(0)</text:span></text:p>
            <text:p text:style-name="P11"><text:span text:style-name="T4">public /* NOT private */ int fInput;</text:span></text:p>
            <text:p text:style-name="P11"><text:span text:style-name="T4"/></text:p>
            <text:p text:style-name="P11"><text:span text:style-name="T4">@Parameter(value = 1)</text:span></text:p>
            <text:p text:style-name="P11"><text:span text:style-name="T4">public /* NOT private */ int fExpected;</text:span></text:p>
            <text:p text:style-name="P11"><text:span text:style-name="T4"/></text:p>
            <text:p text:style-name="P11"><text:span text:style-name="T4">@Test</text:span></text:p>
            <text:p text:style-name="P11"><text:span text:style-name="T4">public void test() {</text:span></text:p>
            <text:p text:style-name="P12"><text:span text:style-name="T4">assertEquals(fExpected, Fibonacci.compute(fInput));</text:span></text:p>
            <text:p text:style-name="P11"><text:span text:style-name="T4">}</text:span></text:p>
            <text:p text:style-name="P10"><text:span text:style-name="T4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ssumptions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p text:style-name="P13"><text:span text:style-name="T5">import static org.junit.Assume.*</text:span></text:p>
            <text:p text:style-name="P13"><text:span text:style-name="T5"/></text:p>
            <text:p text:style-name="P13"><text:span text:style-name="T5">@Test</text:span></text:p>
            <text:p text:style-name="P13"><text:span text:style-name="T5">public void filenameIncludesUsername() {</text:span></text:p>
            <text:p text:style-name="P14"><text:span text:style-name="T5">assumeThat(File.separatorChar, is('/'));</text:span></text:p>
            <text:p text:style-name="P14"><text:span text:style-name="T5">String fn = new </text:span><text:span text:style-name="T5">User("optimus").configFileName();</text:span></text:p>
            <text:p text:style-name="P14"><text:span text:style-name="T5">assertThat(fn, is("configfiles/optimus.cfg"));</text:span></text:p>
            <text:p text:style-name="P15"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ules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6"><text:span text:style-name="T6">Reusable @Before and @After functionality</text:span></text:p>
                <text:p text:style-name="P16"><text:span text:style-name="T7"/></text:p>
              </text:list-item>
            </text:list>
            <text:p text:style-name="P17"><text:span text:style-name="T7">public static class HasTempFolder {</text:span></text:p>
            <text:p text:style-name="P18"><text:span text:style-name="T7">@Rule</text:span></text:p>
            <text:p text:style-name="P18"><text:span text:style-name="T7">public TemporaryFolder folder = new TemporaryFolder();</text:span></text:p>
            <text:p text:style-name="P18"><text:span text:style-name="T7"/></text:p>
            <text:p text:style-name="P18"><text:span text:style-name="T7">@Test</text:span></text:p>
            <text:p text:style-name="P18"><text:span text:style-name="T7">public void testUsingTempFolder() throws IOException {</text:span></text:p>
            <text:p text:style-name="P19"><text:span text:style-name="T7">File createdFile = folder.newFile("myfile.txt");</text:span></text:p>
            <text:p text:style-name="P19"><text:span text:style-name="T7">File createdFolder = folder.newFolder("subfolder");</text:span></text:p>
            <text:p text:style-name="P19"><text:span text:style-name="T7">OelgFileAccessor.readFile("myfile.txt");</text:span></text:p>
            <text:p text:style-name="P18"><text:span text:style-name="T7">}</text:span></text:p>
            <text:p text:style-name="P17"><text:span text:style-name="T7">}</text:span></text:p>
            <text:list text:continue-numbering="true" text:style-name="L2">
              <text:list-header>
                <text:p text:style-name="P20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 Testing with Rules</text:p>
          </draw:text-box>
        </draw:frame>
        <draw:frame presentation:style-name="pr4" draw:text-style-name="P20" draw:layer="layout" svg:width="25.199cm" svg:height="15.086cm" svg:x="1.4cm" svg:y="4.914cm" presentation:class="outline" presentation:user-transformed="true">
          <draw:text-box>
            <text:p text:style-name="P20"><text:span text:style-name="T7">@Rule</text:span></text:p>
            <text:p text:style-name="P20"><text:span text:style-name="T7">public ExpectedException thrown = ExpectedException.none();</text:span></text:p>
            <text:p text:style-name="P20"><text:span text:style-name="T7"/></text:p>
            <text:p text:style-name="P20"><text:span text:style-name="T7">@Test</text:span></text:p>
            <text:p text:style-name="P20"><text:span text:style-name="T7">public void shouldTestExceptionMessage() throws IndexOutOfBoundsException {</text:span></text:p>
            <text:p text:style-name="P17"><text:span text:style-name="T7">List&lt;Object&gt; list = new ArrayList&lt;Object&gt;();</text:span></text:p>
            <text:p text:style-name="P17"><text:span text:style-name="T7">thrown.expect(IndexOutOfBoundsException.class);</text:span></text:p>
            <text:p text:style-name="P17"><text:span text:style-name="T7">thrown.expectMessage("Index: 0, Size: 0");</text:span></text:p>
            <text:p text:style-name="P17"><text:span text:style-name="T7">list.get(0);</text:span></text:p>
            <text:p text:style-name="P17"><text:span text:style-name="T7">// execution will never get past to this line</text:span></text:p>
            <text:p text:style-name="P16"><text:span text:style-name="T7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Default Rules</text:p>
          </draw:text-box>
        </draw:frame>
        <draw:frame presentation:style-name="pr4" draw:text-style-name="P21" draw:layer="layout" svg:width="25.2cm" svg:height="12.179cm" svg:x="1.4cm" svg:y="5cm" presentation:class="outline">
          <draw:text-box>
            <text:list text:style-name="L2">
              <text:list-item>
                <text:p text:style-name="P21"><text:span text:style-name="T8">ExternalResource</text:span></text:p>
              </text:list-item>
              <text:list-item>
                <text:p text:style-name="P21"><text:span text:style-name="T8">ErrorCollector</text:span></text:p>
              </text:list-item>
              <text:list-item>
                <text:p text:style-name="P21"><text:span text:style-name="T8">Timeout</text:span></text:p>
              </text:list-item>
              <text:list-item>
                <text:p text:style-name="P21"><text:span text:style-name="T8">ExpectedException</text:span></text:p>
              </text:list-item>
              <text:list-item>
                <text:p text:style-name="P21"><text:span text:style-name="T8">RuleChains</text:span></text:p>
              </text:list-item>
              <text:list-item>
                <text:p text:style-name="P21"><text:span text:style-name="T8">LoggingRul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ception Testing with Rules</text:p>
          </draw:text-box>
        </draw:frame>
        <draw:frame presentation:style-name="pr4" draw:text-style-name="P20" draw:layer="layout" svg:width="25.199cm" svg:height="15.886cm" svg:x="1.2cm" svg:y="4.914cm" presentation:class="outline" presentation:user-transformed="true">
          <draw:text-box>
            <text:p text:style-name="P20"><text:span text:style-name="T7">@Rule</text:span></text:p>
            <text:p text:style-name="P20"><text:span text:style-name="T7">public ExpectedException thrown = ExpectedException.none();</text:span></text:p>
            <text:p text:style-name="P20"><text:span text:style-name="T7"/></text:p>
            <text:p text:style-name="P20"><text:span text:style-name="T7">@Test</text:span></text:p>
            <text:p text:style-name="P20"><text:span text:style-name="T7">public void shouldTestExceptionMessage() throws IndexOutOfBoundsException {</text:span></text:p>
            <text:p text:style-name="P17"><text:span text:style-name="T7">List&lt;Object&gt; list = new ArrayList&lt;Object&gt;();</text:span></text:p>
            <text:p text:style-name="P17"><text:span text:style-name="T7">thrown.expect(IndexOutOfBoundsException.class);</text:span></text:p>
            <text:p text:style-name="P17"><text:span text:style-name="T7">thrown.expectMessage("Index: 0, Size: 0");</text:span></text:p>
            <text:p text:style-name="P17"><text:span text:style-name="T7">list.get(0);</text:span></text:p>
            <text:p text:style-name="P17"><text:span text:style-name="T7">// execution will never get past to this line</text:span></text:p>
            <text:p text:style-name="P16"><text:span text:style-name="T7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ustom Rules</text:p>
          </draw:text-box>
        </draw:frame>
        <draw:frame presentation:style-name="pr4" draw:text-style-name="P24" draw:layer="layout" svg:width="25.199cm" svg:height="17.6cm" svg:x="1.4cm" svg:y="3.4cm" presentation:class="outline" presentation:user-transformed="true">
          <draw:text-box>
            <text:p text:style-name="P15"><text:span text:style-name="T9"/></text:p>
            <text:p text:style-name="P15"><text:span text:style-name="T9">public class MyRule implements TestRule {</text:span></text:p>
            <text:p text:style-name="P14"><text:span text:style-name="T9">@Override</text:span></text:p>
            <text:p text:style-name="P14"><text:span text:style-name="T9">public Statement apply( Statement base, Description description ) {</text:span></text:p>
            <text:p text:style-name="P22"><text:span text:style-name="T9">return new MyStatement( base );</text:span></text:p>
            <text:p text:style-name="P14"><text:span text:style-name="T9">}</text:span></text:p>
            <text:p text:style-name="P15"><text:span text:style-name="T9">}</text:span></text:p>
            <text:p text:style-name="P15"><text:span text:style-name="T9"/></text:p>
            <text:p text:style-name="P15"><text:span text:style-name="T9">public class MyStatement extends Statement {</text:span></text:p>
            <text:p text:style-name="P14"><text:span text:style-name="T9">private final Statement base;</text:span></text:p>
            <text:p text:style-name="P14"><text:span text:style-name="T9"/></text:p>
            <text:p text:style-name="P14"><text:span text:style-name="T9">public MyStatement( Statement base ) {</text:span></text:p>
            <text:p text:style-name="P22"><text:span text:style-name="T9">this.base = base;</text:span></text:p>
            <text:p text:style-name="P14"><text:span text:style-name="T9">}</text:span></text:p>
            <text:p text:style-name="P14"><text:span text:style-name="T9"/></text:p>
            <text:p text:style-name="P14"><text:span text:style-name="T9">@Override</text:span></text:p>
            <text:p text:style-name="P14"><text:span text:style-name="T9">public void evaluate() throws Throwable {</text:span></text:p>
            <text:p text:style-name="P22"><text:span text:style-name="T9">System.out.print( "before" );</text:span></text:p>
            <text:p text:style-name="P22"><text:span text:style-name="T9">try {</text:span></text:p>
            <text:p text:style-name="P23"><text:span text:style-name="T9">base.evaluate();</text:span></text:p>
            <text:p text:style-name="P22"><text:span text:style-name="T9">} finally {</text:span></text:p>
            <text:p text:style-name="P23"><text:span text:style-name="T9">System.out.print( "after" );</text:span></text:p>
            <text:p text:style-name="P22"><text:span text:style-name="T9">}</text:span></text:p>
            <text:p text:style-name="P14"><text:span text:style-name="T9">}</text:span></text:p>
            <text:p text:style-name="P15"><text:span text:style-name="T9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ustom Rule Usage</text:p>
          </draw:text-box>
        </draw:frame>
        <draw:frame presentation:style-name="pr4" draw:text-style-name="P20" draw:layer="layout" svg:width="25.199cm" svg:height="14.286cm" svg:x="1.4cm" svg:y="4.914cm" presentation:class="outline" presentation:user-transformed="true">
          <draw:text-box>
            <text:p text:style-name="P20"><text:span text:style-name="T7">public class MyTest {</text:span></text:p>
            <text:p text:style-name="P17"><text:span text:style-name="T7">@Rule</text:span></text:p>
            <text:p text:style-name="P17"><text:span text:style-name="T7">public MyRule myRule = new MyRule();</text:span></text:p>
            <text:p text:style-name="P20"><text:span text:style-name="T7"/></text:p>
            <text:p text:style-name="P17"><text:span text:style-name="T7">@Test</text:span></text:p>
            <text:p text:style-name="P17"><text:span text:style-name="T7">public void testRun() {</text:span></text:p>
            <text:p text:style-name="P18"><text:span text:style-name="T7">System.out.print( " during " );</text:span></text:p>
            <text:p text:style-name="P17"><text:span text:style-name="T7">}</text:span></text:p>
            <text:p text:style-name="P20"><text:span text:style-name="T7">}</text:span></text:p>
            <text:list text:style-name="L2">
              <text:list-item>
                <text:p text:style-name="P20"><text:span text:style-name="T6">prints : before during after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heories</text:p>
          </draw:text-box>
        </draw:frame>
        <draw:frame presentation:style-name="pr4" draw:text-style-name="P20" draw:layer="layout" svg:width="25.199cm" svg:height="15.086cm" svg:x="1.4cm" svg:y="4.914cm" presentation:class="outline" presentation:user-transformed="true">
          <draw:text-box>
            <text:p text:style-name="P20"><text:span text:style-name="T7">@Theory</text:span></text:p>
            <text:p text:style-name="P20"><text:span text:style-name="T7">public void multiplyIsInverseOfDivideWithInlineDataPoints(</text:span></text:p>
            <text:p text:style-name="P17"><text:span text:style-name="T7">@TestedOn(ints = {0, 5, 10}) int amount,</text:span></text:p>
            <text:p text:style-name="P17"><text:span text:style-name="T7">@TestedOn(ints = {0, 1, 2}) int m )</text:span></text:p>
            <text:p text:style-name="P20"><text:span text:style-name="T7">{</text:span></text:p>
            <text:p text:style-name="P17"><text:span text:style-name="T7">assumeThat(m, not(0));</text:span></text:p>
            <text:p text:style-name="P17"><text:span text:style-name="T7">assertThat(new Dollar(amount).times(m).divideBy(m).getAmount(),</text:span></text:p>
            <text:p text:style-name="P17"><text:span text:style-name="T7">is(amount));</text:span></text:p>
            <text:p text:style-name="P20"><text:span text:style-name="T7">}</text:span></text:p>
            <text:p text:style-name="P20"><text:span text:style-name="T7"/></text:p>
            <text:list text:style-name="L2">
              <text:list-item>
                <text:p text:style-name="P20"><text:span text:style-name="T6">Between : </text:span></text:p>
              </text:list-item>
            </text:list>
            <text:p text:style-name="P20"><text:span text:style-name="T7">@Between(first = -100, last = 100) int amoun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Moc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ividing the code base</text:p>
              </text:list-item>
              <text:list-item>
                <text:p>Verification of calls</text:p>
              </text:list-item>
              <text:list-item>
                <text:p>Mocking of the private &amp; static methods</text:p>
              </text:list-item>
              <text:list-item>
                <text:p>Implementations</text:p>
                <text:list>
                  <text:list-item>
                    <text:p>Mockito</text:p>
                  </text:list-item>
                  <text:list-item>
                    <text:p>EasyMock</text:p>
                  </text:list-item>
                  <text:list-item>
                    <text:p>PowerMo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Builder pattern</text:p>
          </draw:text-box>
        </draw:frame>
        <draw:frame presentation:style-name="pr4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Constructors with many parameters are not readable well</text:p>
                <text:p><text:span text:style-name="T7">new Person(„John“, „Cassidy“, 15, 43, 150, „green“)</text:span></text:p>
                <text:p/>
              </text:list-item>
              <text:list-item>
                <text:p>Builder allows us to define parameters in more convenient way</text:p>
                <text:p><text:span text:style-name="T7">new PersonBuilder()</text:span></text:p>
                <text:p><text:span text:style-name="T7">withFirstName(„John“).withSurname(„Cassidy“).</text:span></text:p>
                <text:p><text:span text:style-name="T7">withAge(15).withWeight(43).withHeight(150).</text:span></text:p>
                <text:p><text:span text:style-name="T7">withEyeColor(„green“).build();</text:span></text:p>
                <text:p><text:span text:style-name="T7"/></text:p>
              </text:list-item>
              <text:list-item>
                <text:p>Allow us to set only parameters important for test:</text:p>
                <text:p><text:span text:style-name="T7">new PersonBuilder().withSurname(„Cassidy“).build()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et’s Go Parall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<text:a xlink:href="http://tempusfugitlibrary.org/documentation/junit/parallel/" xlink:type="simple">http://tempusfugitlibrary.org/documentation/junit/parallel/</text:a></text:span></text:p>
              </text:list-item>
            </text:list>
            <text:p/>
            <text:p><text:span text:style-name="T11">@RunWith(ConcurrentTestRunner.class)</text:span></text:p>
            <text:p><text:span text:style-name="T11">public class ErrorFlowServiceTest extends</text:span></text:p>
            <text:p><text:span text:style-name="T11">FlowServiceTestBase {</text:span></text:p>
            <text:p><text:span text:style-name="T11"/></text:p>
            <text:p><text:span text:style-name="T11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https://github.com/junit-team/junit/wiki</text:p>
              </text:list-item>
              <text:list-item>
                <text:p>http://cwd.dhemery.com/2010/12/junit-rules/</text:p>
              </text:list-item>
              <text:list-item>
                <text:p><text:span text:style-name="T12">http://tempusfugitlibrary.org/documentation/junit/parallel/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4:09:23.155194444</meta:creation-date>
    <dc:date>2016-04-14T01:36:38.069613972</dc:date>
    <meta:editing-duration>PT1H36M36S</meta:editing-duration>
    <meta:editing-cycles>39</meta:editing-cycles>
    <meta:generator>LibreOffice/5.0.2.2$Linux_X86_64 LibreOffice_project/00m0$Build-2</meta:generator>
    <meta:document-statistic meta:object-count="109"/>
  </office:meta>
</office:document-meta>
</file>